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87937" officeooo:paragraph-rsid="00087937"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75ff8" style:font-name-asian="Garamond1" style:font-size-asian="12pt" style:font-name-complex="Garamond1" style:font-size-complex="12pt"/>
    </style:style>
    <style:style style:name="T4" style:family="text">
      <style:text-properties style:font-name="Garamond" fo:font-size="12pt" officeooo:rsid="00087937"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users_help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61375396777468486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714837443886"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714785027092"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14.585749991</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7" meta:non-whitespace-character-count="2154"/>
  </office:meta>
</office:document-meta>
</file>